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top Game Master (TTGMaster)</text:p>
      <text:p text:style-name="P1">Team Awesome</text:p>
      <text:p text:style-name="P1"/>
      <text:p text:style-name="P2">Features</text:p>
      <text:list xml:id="list32239765" text:style-name="L1">
        <text:list-item>
          <text:p text:style-name="P3">Play a wide variety of board games with friends over the Internet!</text:p>
        </text:list-item>
        <text:list-item>
          <text:p text:style-name="P3">Chat with friends in real time as you play!</text:p>
        </text:list-item>
        <text:list-item>
          <text:p text:style-name="P3">Create and customize your own game systems!</text:p>
        </text:list-item>
        <text:list-item>
          <text:p text:style-name="P3">Rolling dice, drawing cards, and keeping track of money has never been easier!</text:p>
        </text:list-item>
        <text:list-item>
          <text:p text:style-name="P3">Easily save your progress and pick it back up at a later time!</text:p>
        </text:list-item>
      </text:list>
      <text:p text:style-name="P2"/>
      <text:p text:style-name="P2"/>
      <text:p text:style-name="P2">Tabletop games of all forms have been enjoyed by individuals of civilized society for thousands of years. <text:s/>While remaining a popular activity to this day, their limitations of distance have become increasingly apparent as communication technology has improved. <text:s/>With the increasing popularity of online games, more and more individuals are turning to the Internet in order to participate in fun games and activities with friends. <text:s/>Although some tabletop games have been represented in an online-playable form in the past, never before has a universal system been developed that allows virtually any game system to be simulated. <text:s/>From family board game classics to fantasy roleplaying combat scenarios to chess and checkers, the Tabletop Game Master allows all of these and more to be played online. <text:s/>TTGMaster comes with many pre-created games to play, but also allows for users to create and customize their own board games and play them by their own rules, thus forming limitless possibilities for entertainment. <text:s/>Players can communicate using real-time chatting as they play, ensuring a more personal and enjoyable experience for every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zyzewski</meta:initial-creator>
    <meta:creation-date>2010-02-16T12:10:47.73</meta:creation-date>
    <meta:document-statistic meta:table-count="0" meta:image-count="0" meta:object-count="0" meta:page-count="1" meta:paragraph-count="9" meta:word-count="242" meta:character-count="1491"/>
    <dc:date>2010-02-16T12:46:19.72</dc:date>
    <dc:creator>Christopher Czyzewski</dc:creator>
    <meta:editing-duration>PT00H03M31S</meta:editing-duration>
    <meta:editing-cycles>1</meta:editing-cycles>
    <meta:generator>OpenOffice.org/3.1$Win32 OpenOffice.org_project/310m19$Build-9420</meta:generator>
  </office:meta>
</office:document-meta>
</file>